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1">
      <style:paragraph-properties fo:margin-top="0in" fo:margin-bottom="0in"/>
    </style:style>
    <style:style style:name="P5" style:family="paragraph" style:parent-style-name="Text_20_body" style:list-style-name="L2">
      <style:paragraph-properties fo:margin-top="0in" fo:margin-bottom="0in"/>
    </style:style>
    <style:style style:name="P6" style:family="paragraph" style:parent-style-name="Text_20_body" style:list-style-name="L3">
      <style:paragraph-properties fo:margin-top="0in" fo:margin-bottom="0in"/>
    </style:style>
    <style:style style:name="T1" style:family="text">
      <style:text-properties fo:font-size="18pt" style:font-size-asian="18pt" style:font-size-complex="18pt"/>
    </style:style>
    <style:style style:name="T2" style:family="text">
      <style:text-properties fo:font-size="18pt" fo:font-weight="bold" style:font-size-asian="18pt" style:font-weight-asian="bold" style:font-size-complex="18pt" style:font-weight-complex="bol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Text_20_body"><text:span text:style-name="Strong_20_Emphasis"><text:span text:style-name="T2">Student's t <text:s text:c="6"/></text:span></text:span><text:span text:style-name="T2">t-distribution </text:span></text:p>
      <text:p text:style-name="Standard"/>
      <text:p text:style-name="Text_20_body">The <text:span text:style-name="Strong_20_Emphasis">Student's t-test</text:span> (or t-distribution) is a statistical method developed to help make inferences about a population based on a small sample size, particularly when the sample size is small (often defined as n&lt;30n &lt; 30n&lt;30) and/or the population standard deviation is unknown. Here’s a breakdown of what it is and why we use it:</text:p>
      <text:h text:style-name="Heading_20_3" text:outline-level="3">1. <text:span text:style-name="Strong_20_Emphasis">What is the Student's t-distribution?</text:span></text:h>
      <text:list xml:id="list545039334630159867" text:style-name="L1">
        <text:list-item>
          <text:p text:style-name="P4">The Student's t-distribution is a probability distribution that is similar in shape to the normal distribution but has thicker tails, which means it is more prone to producing values that fall far from its mean.</text:p>
        </text:list-item>
        <text:list-item>
          <text:p text:style-name="P1">This distribution accounts for greater uncertainty, which is particularly useful when working with small sample sizes, where estimates can vary more widely.</text:p>
        </text:list-item>
      </text:list>
      <text:h text:style-name="Heading_20_3" text:outline-level="3">2. <text:span text:style-name="Strong_20_Emphasis">Why use the Student's t-distribution?</text:span></text:h>
      <text:list xml:id="list2419075241892394335" text:style-name="L2">
        <text:list-item>
          <text:p text:style-name="P5"><text:span text:style-name="Strong_20_Emphasis">Small Sample Sizes</text:span>: When you have fewer than 30 observations, the sample may not reliably represent the population. The thicker tails of the t-distribution account for this added uncertainty.</text:p>
        </text:list-item>
        <text:list-item>
          <text:p text:style-name="P5"><text:span text:style-name="Strong_20_Emphasis">Unknown Population Standard Deviation</text:span>: Often, we don’t know the population standard deviation, especially in small samples. Instead, we use the sample standard deviation, which is less reliable with small samples. The t-distribution adjusts for this by being more conservative in estimating confidence intervals and significance.</text:p>
        </text:list-item>
        <text:list-item>
          <text:p text:style-name="P2"><text:span text:style-name="Strong_20_Emphasis">Increased Accuracy</text:span>: For small samples, using the normal distribution would underestimate the variability, potentially leading to incorrect conclusions. The t-distribution compensates for this by widening the confidence interval and adjusting the significance testing to account for additional variability.</text:p>
        </text:list-item>
      </text:list>
      <text:h text:style-name="Heading_20_3" text:outline-level="3">3. <text:span text:style-name="Strong_20_Emphasis">How the t-distribution is Used in Hypothesis Testing?</text:span></text:h>
      <text:list xml:id="list2268694254265610452" text:style-name="L3">
        <text:list-item>
          <text:p text:style-name="P6"><text:span text:style-name="Strong_20_Emphasis">t-Test for Means</text:span>: In small-sample hypothesis testing, the t-test compares the sample mean to a population mean (or between two sample means) to determine if any observed differences are statistically significant.</text:p>
        </text:list-item>
        <text:list-item>
          <text:p text:style-name="P3"><text:span text:style-name="Strong_20_Emphasis">Confidence Intervals</text:span>: When constructing confidence intervals for a mean, the t-distribution provides a range within which we can be confident the true population mean lies, given our sample.</text:p>
        </text:list-item>
      </text:list>
      <text:p text:style-name="Text_20_body">In summary, we use the Student's t-distribution on small samples (fewer than 30) because it adjusts for the increased variability and uncertainty that come with small data sets, allowing for more accurate and reliable statistical inference when the sample size is limited.</text:p>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kram MTir</meta:initial-creator>
    <meta:creation-date>2024-11-14T16:14:26.80</meta:creation-date>
    <meta:document-statistic meta:table-count="0" meta:image-count="0" meta:object-count="0" meta:page-count="1" meta:paragraph-count="13" meta:word-count="356" meta:character-count="2371"/>
    <dc:date>2024-11-14T16:15:53.99</dc:date>
    <dc:creator>Akram MTir</dc:creator>
    <meta:editing-duration>PT1M27S</meta:editing-duration>
    <meta:editing-cycles>1</meta:editing-cycles>
    <meta:generator>OpenOffice/4.1.11$Win32 OpenOffice.org_project/4111m1$Build-9808</meta:generator>
  </office:meta>
</office:document-meta>
</file>